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ymbol_1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Arial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Open_Sans_1.ttf" manifest:media-type="application/x-font-ttf"/>
  <manifest:file-entry manifest:full-path="Fonts/Font_Arial_4.ttf" manifest:media-type="application/x-font-ttf"/>
  <manifest:file-entry manifest:full-path="Fonts/Font_Liberation_Serif_2.ttf" manifest:media-type="application/x-font-ttf"/>
  <manifest:file-entry manifest:full-path="Fonts/Font_OpenSymbol_1.ttf" manifest:media-type="application/x-font-ttf"/>
  <manifest:file-entry manifest:full-path="Fonts/Font_Open_Sans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>
      <svg:font-face-src>
        <svg:font-face-uri xlink:href="Fonts/Font_Lucida_Sans_1.ttf" xlink:type="simple" loext:font-style="italic" loext:font-weight="normal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1.ttf" xlink:type="simple" loext:font-style="normal" loext:font-weight="bold">
          <svg:font-face-format svg:string="truetype"/>
        </svg:font-face-uri>
        <svg:font-face-uri xlink:href="Fonts/Font_Open_Sans_2.ttf" xlink:type="simple" loext:font-style="italic" loext:font-weight="normal">
          <svg:font-face-format svg:string="truetype"/>
        </svg:font-face-uri>
        <svg:font-face-uri xlink:href="Fonts/Font_Open_Sans_2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system" style:font-pitch="variable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 fo:text-align="start" style:justify-single-word="false" style:writing-mode="lr-tb"/>
      <style:text-properties style:font-name="Arial" style:text-underline-style="non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4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style:font-size-asian="14pt" style:font-size-complex="14pt"/>
    </style:style>
    <style:style style:name="P7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Heading_20_6" style:list-style-name="WWNum1">
      <style:paragraph-properties fo:margin-left="0cm" fo:line-height="150%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9" style:family="paragraph" style:parent-style-name="Text_20_body" style:list-style-name="WWNum5" style:master-page-name="">
      <loext:graphic-properties draw:fill="none"/>
      <style:paragraph-properties fo:margin-left="1cm" fo:margin-right="0cm" fo:margin-top="0cm" fo:margin-bottom="0.046cm" style:contextual-spacing="false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list-style-name="WWNum4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>
      <style:paragraph-properties fo:margin-top="0cm" fo:margin-bottom="0.046cm" style:contextual-spacing="false" fo:line-height="100%" fo:text-align="start" style:justify-single-word="false" style:writing-mode="lr-tb"/>
      <style:text-properties style:font-name="Arial" fo:font-size="10pt" style:text-underline-style="none" style:font-size-asian="10pt" style:font-size-complex="10pt"/>
    </style:style>
    <style:style style:name="P12" style:family="paragraph" style:parent-style-name="Text_20_body" style:list-style-name="WWNum2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list-style-name="WWNum2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list-style-name="WWNum3" style:master-page-name="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style:page-number="auto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list-style-name="WWNum3">
      <loext:graphic-properties draw:fill="none"/>
      <style:paragraph-properties fo:margin-left="1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style:font-name="Arial" fo:font-size="10pt" style:text-underline-style="non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/>
    </style:style>
    <style:style style:name="P17" style:family="paragraph" style:parent-style-name="Text_20_body">
      <style:paragraph-properties fo:margin-left="0.7cm" fo:margin-right="0cm" fo:margin-top="0cm" fo:margin-bottom="0.046cm" style:contextual-spacing="false" fo:line-height="100%" fo:text-align="start" style:justify-single-word="false" fo:text-indent="0cm" style:auto-text-indent="false" style:writing-mode="lr-tb">
        <style:tab-stops>
          <style:tab-stop style:position="4.498cm"/>
        </style:tab-stops>
      </style:paragraph-properties>
      <style:text-properties style:font-name="Arial" officeooo:paragraph-rsid="001e890e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4.498cm"/>
        </style:tab-stops>
      </style:paragraph-properties>
      <style:text-properties style:font-name="Arial" fo:font-size="10pt" style:text-underline-style="none" officeooo:paragraph-rsid="001e890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404e79" style:font-size-asian="14pt" style:font-weight-asian="normal" style:font-size-complex="14pt" style:font-weight-complex="normal"/>
    </style:style>
    <style:style style:name="P21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officeooo:paragraph-rsid="0021874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4" style:family="paragraph" style:parent-style-name="Standard" style:list-style-name="WWNum6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1.27cm" fo:text-align="start" style:justify-single-word="false" fo:text-indent="0cm" style:auto-text-indent="false"/>
    </style:style>
    <style:style style:name="P26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left="1.905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1.905cm" fo:text-align="start" style:justify-single-word="false" fo:text-indent="0cm" style:auto-text-indent="false"/>
    </style:style>
    <style:style style:name="P30" style:family="paragraph" style:parent-style-name="Standard" style:list-style-name="WWNum7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WWNum7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WWNum7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6" style:master-page-name="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style:page-number="auto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6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WWNum6">
      <loext:graphic-properties draw:fill="none"/>
      <style:paragraph-properties fo:margin-left="2.49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3cm" style:auto-text-indent="false" fo:background-color="transparent" style:writing-mode="lr-tb"/>
      <style:text-properties style:font-name="Arial" fo:font-size="10pt" officeooo:paragraph-rsid="0038de8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2.499cm" fo:text-align="start" style:justify-single-word="false" fo:text-indent="-0.3cm" style:auto-text-indent="false"/>
      <style:text-properties style:font-name="Arial" fo:font-size="10pt" officeooo:paragraph-rsid="0038de8a" style:font-size-asian="10pt" style:font-size-complex="10pt"/>
    </style:style>
    <style:style style:name="P37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font-size="10pt" fo:font-weight="bold" officeooo:paragraph-rsid="0038de8a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loext:graphic-properties draw:fill="none"/>
      <style:paragraph-properties fo:margin-left="1.9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officeooo:paragraph-rsid="0038de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1.27cm" fo:text-align="start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 style:list-style-name="WWNum6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officeooo:paragraph-rsid="00283ac7" style:font-size-asian="14pt" style:font-size-complex="14pt"/>
    </style:style>
    <style:style style:name="P42" style:family="paragraph" style:parent-style-name="Heading_20_2" style:list-style-name="WWNum1">
      <style:paragraph-properties fo:margin-left="0cm" fo:text-align="start" style:justify-single-word="false" fo:text-indent="0cm" style:auto-text-indent="false" style:writing-mode="lr-tb"/>
      <style:text-properties style:font-name="Arial" fo:font-size="14pt" style:text-underline-style="none" fo:font-weight="normal" officeooo:paragraph-rsid="00283ac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fo:font-weight="bold" officeooo:paragraph-rsid="00283ac7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Arial" fo:font-size="10pt" style:text-underline-style="none" officeooo:paragraph-rsid="00283ac7" style:font-size-asian="10pt" style:font-size-complex="10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style:font-name="Arial" fo:font-size="10pt" style:text-underline-style="none" style:font-size-asian="10pt" style:font-size-complex="10pt"/>
    </style:style>
    <style:style style:name="P47" style:family="paragraph" style:parent-style-name="Standard">
      <style:paragraph-properties fo:margin-left="0cm" fo:margin-top="0.101cm" fo:margin-bottom="0.101cm" style:contextual-spacing="false" fo:text-align="start" style:justify-single-word="false" fo:text-indent="0cm" style:auto-text-indent="false" style:writing-mode="lr-tb"/>
    </style:style>
    <style:style style:name="P48" style:family="paragraph" style:parent-style-name="Standard">
      <style:paragraph-properties style:writing-mode="lr-tb"/>
      <style:text-properties officeooo:paragraph-rsid="00278459"/>
    </style:style>
    <style:style style:name="P49" style:family="paragraph" style:parent-style-name="Standard">
      <style:paragraph-properties style:writing-mode="lr-tb"/>
      <style:text-properties fo:color="#000000" loext:opacity="100%" style:font-name="Arial" fo:font-size="10pt" style:text-underline-style="none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officeooo:paragraph-rsid="00283ac7"/>
    </style:style>
    <style:style style:name="T1" style:family="text">
      <style:text-properties officeooo:rsid="003e827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404e79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66ff" loext:opacity="100%" style:font-name="Arial" fo:font-size="10pt" style:text-underline-style="none" style:font-size-asian="10pt" style:font-size-complex="10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34e194"/>
    </style:style>
    <style:style style:name="T12" style:family="text">
      <style:text-properties fo:color="#0066ff" loext:opacity="100%" style:text-underline-style="dotted" style:text-underline-width="bold" style:text-underline-color="font-color"/>
    </style:style>
    <style:style style:name="T13" style:family="text">
      <style:text-properties fo:color="#0066ff" loext:opacity="100%" style:text-underline-style="dotted" style:text-underline-width="bold" style:text-underline-color="font-color" officeooo:rsid="0034e19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style:text-underline-style="none" officeooo:rsid="003d5498" style:font-size-asian="10pt" style:font-size-complex="10pt"/>
    </style:style>
    <style:style style:name="T16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7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color="#0066ff" loext:opacity="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loext:opacity="100%" style:font-name="Arial" fo:font-size="8pt" style:text-underline-style="none" fo:font-weight="normal" officeooo:rsid="00278459" style:font-size-asian="7pt" style:font-weight-asian="normal" style:font-size-complex="8pt" style:font-weight-complex="normal"/>
    </style:style>
    <style:style style:name="T21" style:family="text">
      <style:text-properties fo:color="#000000" loext:opacity="100%" style:font-name="Arial" fo:font-size="10pt" fo:font-style="normal" style:text-underline-style="none" fo:font-weight="normal" officeooo:rsid="0027845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loext:opacity="100%" style:font-name="Arial" fo:font-size="10pt" fo:font-style="normal" style:text-underline-style="none" fo:font-weight="normal" officeooo:rsid="0016f60a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  <style:style style:name="T24" style:family="text">
      <style:text-properties fo:color="#0066ff" loext:opacity="100%" style:font-name="Arial" fo:font-size="8pt" fo:font-style="italic" style:text-underline-style="none" fo:font-weight="normal" officeooo:rsid="00278459" style:font-size-asian="7pt" style:font-style-asian="italic" style:font-weight-asian="normal" style:font-size-complex="8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son D. Moss</text:p>
      <text:p text:style-name="P2"><text:span text:style-name="T1">Mid-</text:span>Senior Web Developer</text:p>
      <text:p text:style-name="P3"/>
      <text:p text:style-name="P3"/>
      <text:list text:style-name="WWNum1">
        <text:list-item>
          <text:list>
            <text:list-item>
              <text:h text:style-name="P4" text:outline-level="2"><text:span text:style-name="T2">PROFILE <text:s text:c="3"/>_________________________________________________________</text:span></text:h>
            </text:list-item>
          </text:list>
        </text:list-item>
      </text:list>
      <text:p text:style-name="P3">A multi-faceted and experienced web developer with over 18 years of expertise in planning, developing, implementing, and maintaining modern websites. Adept in Drupal 10/11 development, multilingual site configuration, custom module creation, and performance optimization. Skilled at applying secure coding practices and deployment automation to ensure scalable and efficient web solutions.</text:p>
      <text:p text:style-name="P3"/>
      <text:p text:style-name="P5"><text:span text:style-name="T3">Committed to supporting organizations in transforming <text:s/>their web environments and defining robust web strategies, </text:span><text:span text:style-name="T4">strictly adhering to open standards and conventions.</text:span></text:p>
      <text:p text:style-name="P6"/>
      <text:list xml:id="list145140988547065" text:continue-numbering="true" text:style-name="WWNum1">
        <text:list-item>
          <text:list>
            <text:list-item>
              <text:h text:style-name="P7" text:outline-level="2">KEY SKILLS <text:s text:c="3"/>______________________________<text:span text:style-name="T5">_</text:span>________________________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>Drupal Expertis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5">
        <text:list-item>
          <text:p text:style-name="P9">Full-cycle Drupal 7–11 development</text:p>
        </text:list-item>
      </text:list>
      <text:list text:style-name="WWNum4">
        <text:list-item>
          <text:p text:style-name="P10">Multilingual website configuration, including domain detection and language switching</text:p>
        </text:list-item>
        <text:list-item>
          <text:p text:style-name="P10">Custom module creation and theming using Twig templates</text:p>
        </text:list-item>
        <text:list-item>
          <text:p text:style-name="P10">Advanced Views configuration and custom content type design</text:p>
        </text:list-item>
      </text:list>
      <text:p text:style-name="P11"/>
      <text:list xml:id="list145141994026322" text:continue-list="list145140988547065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>Security and Performance Optimiz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">
        <text:list-item>
          <text:p text:style-name="P12">Implemented security best practices, ensuring compliance with DSAs</text:p>
        </text:list-item>
        <text:list-item>
          <text:p text:style-name="P13">Conducted audits to identify vulnerabilities and optimize performance</text:p>
        </text:list-item>
        <text:list-item>
          <text:p text:style-name="P13">Enhanced front-end and back-end performance using caching, database tuning, and API integrations</text:p>
        </text:list-item>
      </text:list>
      <text:p text:style-name="P11"/>
      <text:list xml:id="list145141688313536" text:continue-list="list14514199402632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>Deployment and Automatio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">
        <text:list-item>
          <text:p text:style-name="P14">Experienced in Docker-based application containerization and deployment</text:p>
        </text:list-item>
        <text:list-item>
          <text:p text:style-name="P15">Built CI/CD pipelines using Git and Azure DevOps for automated workflows</text:p>
        </text:list-item>
        <text:list-item>
          <text:p text:style-name="P15">Managed Linux-based environments and cloud infrastructure</text:p>
        </text:list-item>
      </text:list>
      <text:p text:style-name="P11"/>
      <text:list text:continue-list="list145141688313536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>Technical Tools and Technologie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6">Languages:</text:span><text:span text:style-name="T7"><text:tab/>PHP 8, JavaScript (ES6+), HTML5, CSS3</text:span></text:p>
      <text:p text:style-name="P16"><text:span text:style-name="T6">Frameworks/CMS:</text:span><text:span text:style-name="T7"><text:tab/>Symfony</text:span><text:span text:style-name="T3">, Laravel</text:span><text:span text:style-name="T7">, </text:span><text:span text:style-name="T3">Drupal 7–11, Craft CMS, WordPress, B2evolution</text:span></text:p>
      <text:p text:style-name="P16"><text:span text:style-name="T6">Databases:</text:span><text:span text:style-name="T7"><text:tab/>MySQL/MariaDB</text:span></text:p>
      <text:p text:style-name="P17"><text:span text:style-name="T6">Other Tools:</text:span><text:span text:style-name="T7"><text:tab/>Git, </text:span><text:span text:style-name="T3">Docker, Azure, Apache, ElasticSearch, Solr, W3C Standards, WCAG 2 <text:tab/>Standards</text:span></text:p>
      <text:p text:style-name="P18"/>
      <text:p text:style-name="P19"/>
      <text:list xml:id="list145140951915202" text:continue-numbering="true" text:style-name="WWNum1">
        <text:list-item>
          <text:list>
            <text:list-item>
              <text:h text:style-name="P20" text:outline-level="2">PROFESSIONAL EXPERIENCE <text:s text:c="3"/>______________<text:span text:style-name="T5">__</text:span>_______________________</text:h>
            </text:list-item>
          </text:list>
        </text:list-item>
      </text:list>
      <text:list text:style-name="WWNum6">
        <text:list-item>
          <text:p text:style-name="P21">JdmLabs</text:p>
        </text:list-item>
      </text:list>
      <text:p text:style-name="P22"><text:span text:style-name="T8"><text:tab/></text:span><text:a xlink:type="simple" xlink:href="https://www.jdmlabs.com/" text:style-name="Internet_20_link" text:visited-style-name="Visited_20_Internet_20_Link"><text:span text:style-name="Internet_20_link"><text:span text:style-name="T9">https://www.jdmlabs.com</text:span></text:span></text:a></text:p>
      <text:p text:style-name="P23"><text:tab/>2006 — Present</text:p>
      <text:p text:style-name="P23"><text:tab/>Freelance/Contract-based development projects of many types and sizes.</text:p>
      <text:p text:style-name="P23"/>
      <text:list xml:id="list145141715033634" text:continue-numbering="true" text:style-name="WWNum6">
        <text:list-item>
          <text:p text:style-name="P24">Cyan Solutions Ltd.</text:p>
        </text:list-item>
      </text:list>
      <text:p text:style-name="P25"><text:a xlink:type="simple" xlink:href="https://cyansolutions.com/" text:style-name="Internet_20_link" text:visited-style-name="Visited_20_Internet_20_Link"><text:span text:style-name="Internet_20_link"><text:span text:style-name="T9">https://cyansolutions.com</text:span></text:span></text:a></text:p>
      <text:p text:style-name="P26">2023 — 2025</text:p>
      <text:p text:style-name="P27"><text:span text:style-name="T10">Projects:</text:span></text:p>
      <text:p text:style-name="P28"><text:soft-page-break/>Coaching Association of Canada</text:p>
      <text:p text:style-name="P29"><text:a xlink:type="simple" xlink:href="https://coach.ca/" text:style-name="Internet_20_link" text:visited-style-name="Visited_20_Internet_20_Link"><text:span text:style-name="Internet_20_link"><text:span text:style-name="T9">https://coach.ca</text:span></text:span></text:a></text:p>
      <text:list text:style-name="WWNum7">
        <text:list-item>
          <text:list>
            <text:list-item>
              <text:list>
                <text:list-item>
                  <text:p text:style-name="P30">Drupal 7 to Drupal 10 migration</text:p>
                </text:list-item>
                <text:list-item>
                  <text:p text:style-name="P31">Custom hand-crafted theme</text:p>
                </text:list-item>
                <text:list-item>
                  <text:p text:style-name="P31">Custom modules to enhance required functionality</text:p>
                </text:list-item>
                <text:list-item>
                  <text:p text:style-name="P31">Multilingual (English, French)</text:p>
                </text:list-item>
                <text:list-item>
                  <text:p text:style-name="P32"><text:span text:style-name="T8">Google Maps API integration</text:span></text:p>
                </text:list-item>
              </text:list>
            </text:list-item>
          </text:list>
        </text:list-item>
      </text:list>
      <text:p text:style-name="P26"/>
      <text:p text:style-name="P28">Association of Justice Counsel</text:p>
      <text:p text:style-name="P29"><text:a xlink:type="simple" xlink:href="https://ajc-ajj.ca/" text:style-name="Internet_20_link" text:visited-style-name="Visited_20_Internet_20_Link"><text:span text:style-name="Internet_20_link"><text:span text:style-name="T9">https://ajc-ajj.ca</text:span></text:span></text:a></text:p>
      <text:list text:continue-list="list145141715033634" text:style-name="WWNum6">
        <text:list-item>
          <text:list>
            <text:list-item>
              <text:list>
                <text:list-item>
                  <text:p text:style-name="P33">Drupal 7 to Drupal 11 migration</text:p>
                </text:list-item>
                <text:list-item>
                  <text:p text:style-name="P34">Custom hand-crafted theme</text:p>
                </text:list-item>
                <text:list-item>
                  <text:p text:style-name="P34">Custom modules to enhance required functionality</text:p>
                </text:list-item>
                <text:list-item>
                  <text:p text:style-name="P34">Multilingual (English, French)</text:p>
                </text:list-item>
                <text:list-item>
                  <text:p text:style-name="P35">Azure SSO integration<text:span text:style-name="T8"/></text:p>
                </text:list-item>
              </text:list>
            </text:list-item>
          </text:list>
        </text:list-item>
      </text:list>
      <text:p text:style-name="P36"/>
      <text:p text:style-name="P37">Canadian Association of Optometrists</text:p>
      <text:p text:style-name="P38"><text:a xlink:type="simple" xlink:href="https://opto.ca/find-doc" text:style-name="Internet_20_link" text:visited-style-name="Visited_20_Internet_20_Link"><text:span text:style-name="Internet_20_link"><text:span text:style-name="T9">https://opto.ca/find-doc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5">Custom Drupal 10 module to enable searching for physicians within Canada; utilizes <text:span text:style-name="T11">integrations of </text:span>Google Maps API and <text:span text:style-name="T11">the</text:span> <text:a xlink:type="simple" xlink:href="https://wicket.io/integration/drupal/" text:style-name="Internet_20_link" text:visited-style-name="Visited_20_Internet_20_Link"><text:span text:style-name="Internet_20_link"><text:span text:style-name="T12">Wicket.io </text:span></text:span><text:span text:style-name="Internet_20_link"><text:span text:style-name="T13">A</text:span></text:span><text:span text:style-name="T13">PI</text:span></text:a></text:p>
                </text:list-item>
              </text:list>
            </text:list-item>
          </text:list>
        </text:list-item>
      </text:list>
      <text:p text:style-name="P23"/>
      <text:list text:continue-numbering="true" text:style-name="WWNum6">
        <text:list-item>
          <text:p text:style-name="P24">Outcrop Communications Ltd.</text:p>
        </text:list-item>
      </text:list>
      <text:p text:style-name="P25"><text:a xlink:type="simple" xlink:href="https://www.outcrop.com/" text:style-name="Internet_20_link" text:visited-style-name="Visited_20_Internet_20_Link"><text:span text:style-name="Internet_20_link"><text:span text:style-name="T9">https://www.outcrop.com</text:span></text:span></text:a></text:p>
      <text:p text:style-name="P26">2017 — 2023</text:p>
      <text:p text:style-name="P39">Projects:</text:p>
      <text:p text:style-name="P39"/>
      <text:p text:style-name="P28">Northwest Territories Tourism</text:p>
      <text:p text:style-name="P29"><text:a xlink:type="simple" xlink:href="https://spectacularnwt.com/" text:style-name="Internet_20_link" text:visited-style-name="Visited_20_Internet_20_Link"><text:span text:style-name="Internet_20_link"><text:span text:style-name="T9">https://spectacularnwt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Drupal 7 to Drupal 9 migration</text:p>
                </text:list-item>
                <text:list-item>
                  <text:p text:style-name="P34">Custom hand-crafted theme</text:p>
                </text:list-item>
                <text:list-item>
                  <text:p text:style-name="P34">Custom modules to enhance required functionality</text:p>
                </text:list-item>
                <text:list-item>
                  <text:p text:style-name="P34">Google Maps API integration</text:p>
                </text:list-item>
              </text:list>
            </text:list-item>
          </text:list>
        </text:list-item>
      </text:list>
      <text:p text:style-name="P26"/>
      <text:p text:style-name="P28">Up Here Publishing</text:p>
      <text:p text:style-name="P29"><text:a xlink:type="simple" xlink:href="https://www.uphere.ca/" text:style-name="Internet_20_link" text:visited-style-name="Visited_20_Internet_20_Link"><text:span text:style-name="Internet_20_link"><text:span text:style-name="T9">https://www.uphere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Drupal 7 to Drupal 9 migration</text:p>
                </text:list-item>
                <text:list-item>
                  <text:p text:style-name="P34">Custom hand-crafted theme</text:p>
                </text:list-item>
                <text:list-item>
                  <text:p text:style-name="P34">Custom modules to enhance required functionality</text:p>
                </text:list-item>
                <text:list-item>
                  <text:p text:style-name="P34">E-commerce &amp; magazine subscription management</text:p>
                </text:list-item>
              </text:list>
            </text:list-item>
          </text:list>
        </text:list-item>
      </text:list>
      <text:p text:style-name="P23"/>
      <text:p text:style-name="P28">Northwest Territories Power Corporation</text:p>
      <text:p text:style-name="P29"><text:a xlink:type="simple" xlink:href="https://www.ntpc.com/" text:style-name="Internet_20_link" text:visited-style-name="Visited_20_Internet_20_Link"><text:span text:style-name="Internet_20_link"><text:span text:style-name="T9">https://www.ntpc.com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Drupal 7 to Drupal 9 migration</text:p>
                </text:list-item>
                <text:list-item>
                  <text:p text:style-name="P34">Custom hand-crafted theme</text:p>
                </text:list-item>
                <text:list-item>
                  <text:p text:style-name="P34">Custom modules to enhance required functionality</text:p>
                </text:list-item>
              </text:list>
            </text:list-item>
          </text:list>
        </text:list-item>
      </text:list>
      <text:p text:style-name="P26"/>
      <text:p text:style-name="P28">Department of Health, Government of Nunavut</text:p>
      <text:p text:style-name="P29"><text:a xlink:type="simple" xlink:href="https://livehealthy.gov.nu.ca/" text:style-name="Internet_20_link" text:visited-style-name="Visited_20_Internet_20_Link"><text:span text:style-name="Internet_20_link"><text:span text:style-name="T9">https://livehealthy.gov.nu.ca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Drupal 7</text:p>
                </text:list-item>
                <text:list-item>
                  <text:p text:style-name="P34">Custom hand-crafted theme</text:p>
                </text:list-item>
                <text:list-item>
                  <text:p text:style-name="P34">Custom modules to enhance required functionality</text:p>
                </text:list-item>
                <text:list-item>
                  <text:p text:style-name="P34">Multilingual (English, French, Innuinaqtun, Inuktitut)</text:p>
                </text:list-item>
              </text:list>
            </text:list-item>
          </text:list>
        </text:list-item>
      </text:list>
      <text:p text:style-name="P23"/>
      <text:list text:continue-numbering="true" text:style-name="WWNum6">
        <text:list-item>
          <text:p text:style-name="P40"><text:span text:style-name="T14">VERB Interactive Inc.</text:span></text:p>
        </text:list-item>
      </text:list>
      <text:p text:style-name="P25"><text:a xlink:type="simple" xlink:href="https://www.verbinteractive.com/" text:style-name="Internet_20_link" text:visited-style-name="Visited_20_Internet_20_Link"><text:span text:style-name="Internet_20_link"><text:span text:style-name="T9">https://www.verbinteractive.com</text:span></text:span></text:a></text:p>
      <text:p text:style-name="P26">2014 — 2016</text:p>
      <text:p text:style-name="P39">Projects:</text:p>
      <text:p text:style-name="P39"/>
      <text:p text:style-name="P28">Ask an Islander: Tourism Prince Edward Island</text:p>
      <text:p text:style-name="P29"><text:a xlink:type="simple" xlink:href="https://www.tourismpei.com/askanislander" text:style-name="Internet_20_link" text:visited-style-name="Visited_20_Internet_20_Link"><text:span text:style-name="Internet_20_link"><text:span text:style-name="T9">https://www.tourismpei.com/askanislander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Drupal 7</text:p>
                </text:list-item>
                <text:list-item>
                  <text:p text:style-name="P34">Custom Question/Answer management</text:p>
                </text:list-item>
              </text:list>
            </text:list-item>
          </text:list>
        </text:list-item>
      </text:list>
      <text:p text:style-name="P26"><text:soft-page-break/></text:p>
      <text:p text:style-name="P28">Royal Caribbean International</text:p>
      <text:p text:style-name="P29"><text:a xlink:type="simple" xlink:href="https://www.royalcaribbean.com/blog" text:style-name="Internet_20_link" text:visited-style-name="Visited_20_Internet_20_Link"><text:span text:style-name="Internet_20_link"><text:span text:style-name="T9">https://www.royalcaribbean.com/blo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WordPress</text:p>
                </text:list-item>
              </text:list>
            </text:list-item>
          </text:list>
        </text:list-item>
      </text:list>
      <text:p text:style-name="P26"/>
      <text:p text:style-name="P28">Hilton Head Island, South Carolina</text:p>
      <text:p text:style-name="P29"><text:a xlink:type="simple" xlink:href="https://www.hiltonheadisland.org/" text:style-name="Internet_20_link" text:visited-style-name="Visited_20_Internet_20_Link"><text:span text:style-name="Internet_20_link"><text:span text:style-name="T9">https://www.hiltonheadisland.org</text:span></text:span></text:a></text:p>
      <text:list text:continue-numbering="true" text:style-name="WWNum6">
        <text:list-item>
          <text:list>
            <text:list-item>
              <text:list>
                <text:list-item>
                  <text:p text:style-name="P33">WordPress</text:p>
                </text:list-item>
                <text:list-item>
                  <text:p text:style-name="P34">Custom Dashboard to manage vendors, amenities, services, etc.</text:p>
                </text:list-item>
              </text:list>
            </text:list-item>
          </text:list>
        </text:list-item>
      </text:list>
      <text:p text:style-name="P41"/>
      <text:list text:continue-list="list145140951915202" text:style-name="WWNum1">
        <text:list-item>
          <text:list>
            <text:list-item>
              <text:h text:style-name="P42" text:outline-level="2">EDUCATION <text:s text:c="3"/>_______________________________________________________</text:h>
            </text:list-item>
          </text:list>
        </text:list-item>
      </text:list>
      <text:p text:style-name="P43">DeVry Institute of Technology</text:p>
      <text:p text:style-name="P44">Computer Information Systems</text:p>
      <text:p text:style-name="P44">Calgary, AB | 2001 – 2003</text:p>
      <text:list text:continue-numbering="true" text:style-name="WWNum1">
        <text:list-item>
          <text:list>
            <text:list-item>
              <text:h text:style-name="P7" text:outline-level="2"/>
            </text:list-item>
            <text:list-item>
              <text:h text:style-name="P7" text:outline-level="2">SECURITY <text:s text:c="3"/>________________________________________________________</text:h>
            </text:list-item>
          </text:list>
        </text:list-item>
      </text:list>
      <text:p text:style-name="P45"><text:span text:style-name="T3">Enhanced Reliability Security </text:span><text:span text:style-name="T15">C</text:span><text:span text:style-name="T3">learance (</text:span><text:span text:style-name="T16">Government of Canada</text:span><text:span text:style-name="T3">)</text:span></text:p>
      <text:p text:style-name="P46"/>
      <text:p text:style-name="P46"/>
      <text:p text:style-name="P46"/>
      <text:p text:style-name="P46"/>
      <text:p text:style-name="P47"><text:span text:style-name="T17">Homepage<text:tab/></text:span><text:a xlink:type="simple" xlink:href="https://www.jdmlabs.com/" text:style-name="Internet_20_link" text:visited-style-name="Visited_20_Internet_20_Link"><text:span text:style-name="Internet_20_link"><text:span text:style-name="T18">jdmlabs.com</text:span></text:span></text:a></text:p>
      <text:p text:style-name="P47"><text:span text:style-name="T17">GitHub<text:tab/><text:tab/></text:span><text:a xlink:type="simple" xlink:href="https://github.com/jasondmoss" text:style-name="Internet_20_link" text:visited-style-name="Visited_20_Internet_20_Link"><text:span text:style-name="Internet_20_link"><text:span text:style-name="T18">github.com/jasondmoss</text:span></text:span></text:a></text:p>
      <text:p text:style-name="P47"><text:span text:style-name="T17">GitLab<text:tab/><text:tab/></text:span><text:a xlink:type="simple" xlink:href="https://gitlab.com/jasondmoss" text:style-name="Internet_20_link" text:visited-style-name="Visited_20_Internet_20_Link"><text:span text:style-name="Internet_20_link"><text:span text:style-name="T18">gitlab.com/jasondmoss</text:span></text:span></text:a></text:p>
      <text:p text:style-name="P47"><text:span text:style-name="T17">Behance<text:tab/></text:span><text:a xlink:type="simple" xlink:href="https://www.behance.net/jasondmoss" text:style-name="Internet_20_link" text:visited-style-name="Visited_20_Internet_20_Link"><text:span text:style-name="Internet_20_link"><text:span text:style-name="T18">behance.net/jasondmoss</text:span></text:span></text:a></text:p>
      <text:p text:style-name="P48"><text:span text:style-name="T19">LinkedIn</text:span><text:span text:style-name="T8"><text:tab/></text:span><text:a xlink:type="simple" xlink:href="https://github.com/jasondmoss/cv" text:style-name="Internet_20_link" text:visited-style-name="Visited_20_Internet_20_Link"><text:span text:style-name="Internet_20_link"><text:span text:style-name="T18">linkedin.com/in/jasondmoss</text:span></text:span></text:a></text:p>
      <text:p text:style-name="P49"/>
      <text:p text:style-name="P49"/>
      <text:p text:style-name="P48"><text:span text:style-name="Internet_20_link"><text:span text:style-name="T20"/></text:span></text:p>
      <text:p text:style-name="P50"><text:span text:style-name="Internet_20_link"><text:span text:style-name="T21">Contact information </text:span></text:span><text:span text:style-name="Internet_20_link"><text:span text:style-name="T22">and references </text:span></text:span><text:span text:style-name="Internet_20_link"><text:span text:style-name="T21">available upon request.</text:span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/></text:span></text:p>
      <text:p text:style-name="P48"><text:span text:style-name="Internet_20_link"><text:span text:style-name="T23">Latest version(s): <text:s text:c="3"/></text:span></text:span><text:a xlink:type="simple" xlink:href="https://github.com/jasondmoss/cv" text:style-name="Internet_20_link" text:visited-style-name="Visited_20_Internet_20_Link"><text:span text:style-name="Internet_20_link"><text:span text:style-name="T24">https://github.com/jasondmoss/cv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Tahoma" style:font-family-asian="Tahoma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85ff" loext:opacity="100%" style:font-name="Open Sans" fo:font-family="'Open Sans'" style:font-family-generic="swiss" style:font-pitch="variable" fo:font-size="10pt" style:text-underline-style="none" style:font-size-asian="10pt" style:font-size-complex="10pt"/>
    </style:style>
    <style:style style:name="ListLabel_20_92" style:display-name="ListLabel 92" style:family="text">
      <style:text-properties fo:color="#0085ff" loext:opacity="100%" style:font-name="Open Sans" fo:font-family="'Open Sans'" style:font-family-generic="swiss" style:font-pitch="variable" fo:font-size="10pt" style:font-size-asian="10pt" style:font-size-complex="10pt"/>
    </style:style>
    <style:style style:name="ListLabel_20_93" style:display-name="ListLabel 93" style:family="text">
      <style:text-properties fo:color="#0085ff" loext:opacity="100%" style:font-name="Open Sans" fo:font-family="'Open Sans'" style:font-family-generic="swiss" style:font-pitch="variable" fo:font-size="8pt" style:text-underline-style="none" fo:font-weight="bold" style:font-size-asian="8pt" style:font-weight-asian="bold" style:font-size-complex="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nothing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number text:level="4" text:style-name="ListLabel_20_49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499cm" fo:margin-right="1.49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13:18:38</meta:creation-date>
    <meta:initial-creator>Jason Moss</meta:initial-creator>
    <dc:language>en-CA</dc:language>
    <dc:creator>Jason Moss</dc:creator>
    <meta:print-date>2025-04-10T12:53:14.176146908</meta:print-date>
    <dc:date>2025-04-10T14:49:05.336719843</dc:date>
    <meta:editing-cycles>205</meta:editing-cycles>
    <dc:subject>Resume</dc:subject>
    <dc:title>Jason D. Moss</dc:title>
    <meta:editing-duration>PT5H59M24S</meta:editing-duration>
    <meta:generator>LibreOffice/25.2.1.2$Linux_X86_64 LibreOffice_project/520$Build-2</meta:generator>
    <meta:printed-by>PDF files: Jason Moss</meta:printed-by>
    <meta:document-statistic meta:table-count="0" meta:image-count="0" meta:object-count="0" meta:page-count="3" meta:paragraph-count="105" meta:word-count="535" meta:character-count="4408" meta:non-whitespace-character-count="3995"/>
    <meta:user-defined meta:name="AppVersion">15.0000</meta:user-defined>
  </office:meta>
</office:document-meta>
</file>